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D0000007392CC9B2C0956DE51.png" manifest:media-type="image/png"/>
  <manifest:file-entry manifest:full-path="Pictures/10000201000001E60000005E44AC4F5F264FFC8A.png" manifest:media-type="image/png"/>
  <manifest:file-entry manifest:full-path="Pictures/10000201000001010000007324B28C3875A1B43C.png" manifest:media-type="image/png"/>
  <manifest:file-entry manifest:full-path="Pictures/1000020100000101000000736B1C0A8A6463B5F8.png" manifest:media-type="image/png"/>
  <manifest:file-entry manifest:full-path="Pictures/100002010000010100000073BD5FC3F359EF7D84.png" manifest:media-type="image/png"/>
  <manifest:file-entry manifest:full-path="Pictures/100002010000010100000073ADE92F416A0CDA8E.png" manifest:media-type="image/png"/>
  <manifest:file-entry manifest:full-path="Pictures/10000201000000E40000005EA47C9976D1612024.png" manifest:media-type="image/png"/>
  <manifest:file-entry manifest:full-path="Pictures/100002010000010100000073523FA2A5867C0AD0.png" manifest:media-type="image/png"/>
  <manifest:file-entry manifest:full-path="Pictures/1000020100000104000000555C3C66A1461EFF11.png" manifest:media-type="image/png"/>
  <manifest:file-entry manifest:full-path="Pictures/100002010000010100000073E520510DFE2F9507.png" manifest:media-type="image/png"/>
  <manifest:file-entry manifest:full-path="Pictures/10000201000001ED00000073768DAD59CF8D114D.png" manifest:media-type="image/png"/>
  <manifest:file-entry manifest:full-path="Pictures/1000020100000101000000739483820194BD301A.png" manifest:media-type="image/png"/>
  <manifest:file-entry manifest:full-path="Pictures/100002010000010100000073D678645BF915BB4E.png" manifest:media-type="image/png"/>
  <manifest:file-entry manifest:full-path="Pictures/10000201000000CB0000005EB04864E82594032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bitmap" draw:fill-image-name="msFillBitmap_20_444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3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1.201cm" fo:min-width="3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bitmap" draw:fill-image-name="msFillBitmap_20_445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8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3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bitmap" draw:fill-image-name="msFillBitmap_20_446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10" style:family="graphic" style:parent-style-name="standard">
      <style:graphic-properties draw:stroke="none" svg:stroke-width="0cm" draw:fill="bitmap" draw:fill-image-name="msFillBitmap_20_447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448" style:repeat="stretch" draw:textarea-vertical-align="top" draw:auto-grow-height="false" draw:fit-to-size="false" style:shrink-to-fit="false" fo:min-height="1.194cm" fo:min-width="2.896cm" fo:padding-top="0cm" fo:padding-bottom="0cm" fo:padding-left="0cm" fo:padding-right="0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449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13" style:family="graphic" style:parent-style-name="standard">
      <style:graphic-properties draw:stroke="none" svg:stroke-width="0cm" draw:fill="bitmap" draw:fill-image-name="msFillBitmap_20_450" style:repeat="stretch" draw:textarea-vertical-align="top" draw:auto-grow-height="false" draw:fit-to-size="false" style:shrink-to-fit="false" fo:min-height="1.084cm" fo:min-width="3.306cm" fo:padding-top="0cm" fo:padding-bottom="0cm" fo:padding-left="0cm" fo:padding-right="0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490" style:repeat="stretch" draw:textarea-vertical-align="top" draw:auto-grow-height="false" draw:fit-to-size="false" style:shrink-to-fit="false" fo:min-height="1.101cm" fo:min-width="4.704cm" fo:padding-top="0cm" fo:padding-bottom="0cm" fo:padding-left="0cm" fo:padding-right="0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491" style:repeat="stretch" draw:textarea-vertical-align="top" draw:auto-grow-height="false" draw:fit-to-size="false" style:shrink-to-fit="false" fo:min-height="0.897cm" fo:min-width="4.634cm" fo:padding-top="0cm" fo:padding-bottom="0cm" fo:padding-left="0cm" fo:padding-right="0cm" fo:wrap-option="wrap" fo:clip="rect(0cm, 0cm, 0cm, 0cm)"/>
    </style:style>
    <style:style style:name="gr16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03cm" fo:min-width="4.509cm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03cm" fo:min-width="4.509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svg:stroke-width="0cm" draw:fill="bitmap" draw:fill-image-name="msFillBitmap_20_492" style:repeat="stretch" draw:textarea-vertical-align="top" draw:auto-grow-height="false" draw:fit-to-size="false" style:shrink-to-fit="false" fo:min-height="1.101cm" fo:min-width="2.452cm" fo:padding-top="0cm" fo:padding-bottom="0cm" fo:padding-left="0cm" fo:padding-right="0cm" fo:wrap-option="wrap" fo:clip="rect(0cm, 0cm, 0cm, 0cm)"/>
    </style:style>
    <style:style style:name="gr19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03cm" fo:min-width="2.254cm" fo:padding-top="0cm" fo:padding-bottom="0cm" fo:padding-left="0cm" fo:padding-right="0cm" fo:wrap-option="wrap"/>
    </style:style>
    <style:style style:name="gr20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03cm" fo:min-width="2.254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cm" draw:fill="bitmap" draw:fill-image-name="msFillBitmap_20_493" style:repeat="stretch" draw:textarea-vertical-align="top" draw:auto-grow-height="false" draw:fit-to-size="false" style:shrink-to-fit="false" fo:min-height="1.101cm" fo:min-width="2.452cm" fo:padding-top="0cm" fo:padding-bottom="0cm" fo:padding-left="0cm" fo:padding-right="0cm" fo:wrap-option="wrap" fo:clip="rect(0cm, 0cm, 0cm, 0cm)"/>
    </style:style>
    <style:style style:name="gr22" style:family="graphic" style:parent-style-name="standard">
      <style:graphic-properties draw:stroke="none" svg:stroke-width="0cm" draw:fill="bitmap" draw:fill-image-name="msFillBitmap_20_495" style:repeat="stretch" draw:textarea-vertical-align="top" draw:auto-grow-height="false" draw:fit-to-size="false" style:shrink-to-fit="false" fo:min-height="1.101cm" fo:min-width="2.453cm" fo:padding-top="0cm" fo:padding-bottom="0cm" fo:padding-left="0cm" fo:padding-right="0cm" fo:wrap-option="wrap" fo:clip="rect(0cm, 0cm, 0cm, 0cm)"/>
    </style:style>
    <style:style style:name="gr23" style:family="graphic" style:parent-style-name="standard">
      <style:graphic-properties draw:stroke="none" svg:stroke-width="0cm" draw:fill="bitmap" draw:fill-image-name="msFillBitmap_20_496" style:repeat="stretch" draw:textarea-vertical-align="top" draw:auto-grow-height="false" draw:fit-to-size="false" style:shrink-to-fit="false" fo:min-height="0.897cm" fo:min-width="1.934cm" fo:padding-top="0cm" fo:padding-bottom="0cm" fo:padding-left="0cm" fo:padding-right="0cm" fo:wrap-option="wrap" fo:clip="rect(0cm, 0cm, 0cm, 0cm)"/>
    </style:style>
    <style:style style:name="gr24" style:family="graphic" style:parent-style-name="standard">
      <style:graphic-properties draw:stroke="none" svg:stroke-width="0cm" draw:fill="bitmap" draw:fill-image-name="msFillBitmap_20_497" style:repeat="stretch" draw:textarea-vertical-align="top" draw:auto-grow-height="false" draw:fit-to-size="false" style:shrink-to-fit="false" fo:min-height="1.101cm" fo:min-width="2.453cm" fo:padding-top="0cm" fo:padding-bottom="0cm" fo:padding-left="0cm" fo:padding-right="0cm" fo:wrap-option="wrap" fo:clip="rect(0cm, 0cm, 0cm, 0cm)"/>
    </style:style>
    <style:style style:name="gr25" style:family="graphic" style:parent-style-name="standard">
      <style:graphic-properties draw:stroke="none" svg:stroke-width="0cm" draw:fill="bitmap" draw:fill-image-name="msFillBitmap_20_498" style:repeat="stretch" draw:textarea-vertical-align="top" draw:auto-grow-height="false" draw:fit-to-size="false" style:shrink-to-fit="false" fo:min-height="0.897cm" fo:min-width="1.934cm" fo:padding-top="0cm" fo:padding-bottom="0cm" fo:padding-left="0cm" fo:padding-right="0cm" fo:wrap-option="wrap" fo:clip="rect(0cm, 0cm, 0cm, 0cm)"/>
    </style:style>
    <style:style style:name="gr26" style:family="graphic" style:parent-style-name="objectwithoutfill">
      <style:graphic-properties draw:marker-end="Arrow" draw:marker-end-width="0.3cm" draw:fill="gradient" draw:textarea-vertical-align="middl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outline1">
      <style:graphic-properties fo:min-height="9.431cm"/>
      <style:paragraph-properties style:writing-mode="lr-tb"/>
    </style:style>
    <style:style style:name="pr6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true" draw:fit-to-size="false" style:shrink-to-fit="false" fo:min-height="2.634cm" fo:padding-top="0.752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_5f_-outline1">
      <style:graphic-properties fo:min-height="11.459cm"/>
      <style:paragraph-properties style:writing-mode="lr-tb"/>
    </style:style>
    <style:style style:name="pr10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title">
      <style:graphic-properties fo:min-height="3.386cm"/>
      <style:paragraph-properties style:writing-mode="lr-tb"/>
    </style:style>
    <style:style style:name="pr13" style:family="presentation" style:parent-style-name="Title_20_and_20_Content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4.667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margin-left="4.667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6" style:family="paragraph">
      <style:paragraph-properties fo:margin-left="0.035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.035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bitmap" draw:fill-image-name="msFillBitmap_20_444" style:repeat="stretch"/>
      <style:paragraph-properties fo:text-align="center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0" style:family="paragraph">
      <loext:graphic-properties draw:fill="bitmap" draw:fill-image-name="msFillBitmap_20_445" style:repeat="stretch"/>
      <style:paragraph-properties fo:text-align="center" style:font-independent-line-spacing="true"/>
      <style:text-properties fo:font-size="18pt"/>
    </style:style>
    <style:style style:name="P11" style:family="paragraph">
      <loext:graphic-properties draw:fill="bitmap" draw:fill-image-name="msFillBitmap_20_446" style:repeat="stretch"/>
      <style:paragraph-properties fo:text-align="center" style:font-independent-line-spacing="true"/>
      <style:text-properties fo:font-size="18pt"/>
    </style:style>
    <style:style style:name="P12" style:family="paragraph">
      <loext:graphic-properties draw:fill="bitmap" draw:fill-image-name="msFillBitmap_20_447" style:repeat="stretch"/>
      <style:paragraph-properties fo:text-align="center" style:font-independent-line-spacing="true"/>
      <style:text-properties fo:font-size="18pt"/>
    </style:style>
    <style:style style:name="P13" style:family="paragraph">
      <loext:graphic-properties draw:fill="bitmap" draw:fill-image-name="msFillBitmap_20_448" style:repeat="stretch"/>
      <style:paragraph-properties fo:text-align="center" style:font-independent-line-spacing="true"/>
      <style:text-properties fo:font-size="18pt"/>
    </style:style>
    <style:style style:name="P14" style:family="paragraph">
      <loext:graphic-properties draw:fill="bitmap" draw:fill-image-name="msFillBitmap_20_449" style:repeat="stretch"/>
      <style:paragraph-properties fo:text-align="center" style:font-independent-line-spacing="true"/>
      <style:text-properties fo:font-size="18pt"/>
    </style:style>
    <style:style style:name="P15" style:family="paragraph">
      <loext:graphic-properties draw:fill="bitmap" draw:fill-image-name="msFillBitmap_20_450" style:repeat="stretch"/>
      <style:paragraph-properties fo:text-align="center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.7000007629395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.7000007629395pt" style:font-size-asian="14pt" style:font-size-complex="14pt" fo:hyphenate="false"/>
    </style:style>
    <style:style style:name="P19" style:family="paragraph">
      <style:paragraph-properties fo:margin-left="2.448cm" fo:margin-right="0cm" fo:margin-top="0cm" fo:margin-bottom="0cm" fo:line-height="100%" fo:text-align="start" fo:text-indent="0cm"/>
    </style:style>
    <style:style style:name="P20" style:family="paragraph">
      <loext:graphic-properties draw:fill="none"/>
      <style:paragraph-properties fo:margin-left="2.448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21" style:family="paragraph">
      <loext:graphic-properties draw:fill="bitmap" draw:fill-image-name="msFillBitmap_20_490" style:repeat="stretch"/>
      <style:paragraph-properties fo:text-align="center" style:font-independent-line-spacing="true"/>
      <style:text-properties fo:font-size="18pt"/>
    </style:style>
    <style:style style:name="P22" style:family="paragraph">
      <loext:graphic-properties draw:fill="bitmap" draw:fill-image-name="msFillBitmap_20_491" style:repeat="stretch"/>
      <style:paragraph-properties fo:text-align="center" style:font-independent-line-spacing="true"/>
      <style:text-properties fo:font-size="18pt"/>
    </style:style>
    <style:style style:name="P23" style:family="paragraph">
      <loext:graphic-properties draw:fill="bitmap" draw:fill-image-name="msFillBitmap_20_492" style:repeat="stretch"/>
      <style:paragraph-properties fo:text-align="center" style:font-independent-line-spacing="true"/>
      <style:text-properties fo:font-size="18pt"/>
    </style:style>
    <style:style style:name="P24" style:family="paragraph">
      <loext:graphic-properties draw:fill="bitmap" draw:fill-image-name="msFillBitmap_20_493" style:repeat="stretch"/>
      <style:paragraph-properties fo:text-align="center" style:font-independent-line-spacing="true"/>
      <style:text-properties fo:font-size="18pt"/>
    </style:style>
    <style:style style:name="P25" style:family="paragraph">
      <loext:graphic-properties draw:fill="bitmap" draw:fill-image-name="msFillBitmap_20_495" style:repeat="stretch"/>
      <style:paragraph-properties fo:text-align="center" style:font-independent-line-spacing="true"/>
      <style:text-properties fo:font-size="18pt"/>
    </style:style>
    <style:style style:name="P26" style:family="paragraph">
      <loext:graphic-properties draw:fill="bitmap" draw:fill-image-name="msFillBitmap_20_496" style:repeat="stretch"/>
      <style:paragraph-properties fo:text-align="center" style:font-independent-line-spacing="true"/>
      <style:text-properties fo:font-size="18pt"/>
    </style:style>
    <style:style style:name="P27" style:family="paragraph">
      <loext:graphic-properties draw:fill="bitmap" draw:fill-image-name="msFillBitmap_20_497" style:repeat="stretch"/>
      <style:paragraph-properties fo:text-align="center" style:font-independent-line-spacing="true"/>
      <style:text-properties fo:font-size="18pt"/>
    </style:style>
    <style:style style:name="P28" style:family="paragraph">
      <loext:graphic-properties draw:fill="bitmap" draw:fill-image-name="msFillBitmap_20_498" style:repeat="stretch"/>
      <style:paragraph-properties fo:text-align="center" style:font-independent-line-spacing="true"/>
      <style:text-properties fo:font-size="18pt"/>
    </style:style>
    <style:style style:name="P29" style:family="paragraph">
      <loext:graphic-properties draw:fill="gradient"/>
      <style:paragraph-properties fo:text-align="center"/>
    </style:style>
    <style:style style:name="P30" style:family="paragraph">
      <style:paragraph-properties fo:margin-top="0cm" fo:margin-bottom="0cm" fo:line-height="100%" fo:text-align="start"/>
    </style:style>
    <style:style style:name="P31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3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34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-0.002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-0.04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-0.009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-0.002cm" fo:language="en" fo:country="US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-0.034cm" fo:language="en" fo:country="US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-0.011cm" fo:language="en" fo:country="US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-0.007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-0.004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0.004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-0.005cm" fo:font-style="normal" style:text-underline-style="none" fo:font-weight="normal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-0.011cm" fo:font-style="normal" style:text-underline-style="none" fo:font-weight="normal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-0.019cm" fo:font-style="normal" style:text-underline-style="none" fo:font-weight="normal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-0.002cm" fo:font-style="normal" style:text-underline-style="none" fo:font-weight="normal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-0.002cm" fo:language="en" fo:country="US" fo:font-style="normal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-0.009cm" fo:language="en" fo:country="US" fo:font-style="normal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-0.04cm" fo:language="en" fo:country="US" fo:font-style="normal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-0.009cm" fo:language="en" fo:country="US" fo:font-style="normal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44pt" fo:font-style="normal" style:text-underline-style="none" fo:font-weight="normal" style:font-size-asian="44pt" style:font-style-asian="normal" style:font-weight-asian="normal" style:font-name-complex="Calibri1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799cm" svg:x="1.4cm" svg:y="0.041cm" presentation:class="title" presentation:user-transformed="true">
          <draw:text-box>
            <text:p><text:span text:style-name="T1">Bitcoin Theory for Wallet-operators</text:span><text:span text:style-name="T1"><text:line-break/></text:span><text:span text:style-name="T1">Part3: transactions, outputs and change-addresses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here is much to know about bitcoin. Here, we’ll focus <text:span text:style-name="T2">only</text:span> on the things relevant for practical wallet-opera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ing SHA-256" draw:style-name="dp3" draw:master-page-name="Title_20_and_20_Content" presentation:presentation-page-layout-name="AL2T3">
        <draw:custom-shape draw:name="object 76" draw:style-name="gr2" draw:text-style-name="P3" draw:layer="layout" svg:width="6cm" svg:height="1.2cm" svg:x="17.151cm" svg:y="3.567cm">
          <text:p/>
          <draw:enhanced-geometry draw:mirror-horizontal="false" draw:mirror-vertical="false" svg:viewBox="0 0 0 0" drawooo:sub-view-size="2160270 432435" draw:text-areas="0 0 ?f0 ?f1" draw:type="ooxml-non-primitive" draw:enhanced-path="M 0 432054 L 2160270 432054 2160270 0 0 0 0 432054 Z N">
            <draw:equation draw:name="f0" draw:formula="logwidth"/>
            <draw:equation draw:name="f1" draw:formula="logheight"/>
          </draw:enhanced-geometry>
        </draw:custom-shape>
        <draw:frame draw:name="object 2_0" presentation:style-name="pr4" draw:text-style-name="P5" draw:layer="layout" svg:width="24.639cm" svg:height="2.799cm" svg:x="1.68cm" svg:y="0.469cm" presentation:class="title">
          <draw:text-box>
            <text:p text:style-name="P4"><text:span text:style-name="T3">How a real-world tx look like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A transaction is like a message signed with a private key</text:p>
              </text:list-item>
              <text:list-item>
                <text:p>Other than implied in the last section, there is no balance on a specific address</text:p>
              </text:list-item>
              <text:list-item>
                <text:p>You rather control “ouputs” which are the coins someone sent to you at a certain point in time</text:p>
              </text:list-item>
              <text:list-item>
                <text:p>… And you can send these outputs to addresses</text:p>
              </text:list-item>
              <text:list-item>
                <text:p>So technically, a transaction is a element with inputs and outputs where the sum of the outputs is smaller than the sum of the inputs</text:p>
              </text:list-item>
              <text:list-item>
                <text:p>Definition of an input is a reference to an output of a former transaction</text:p>
              </text:list-item>
            </text:list>
          </draw:text-box>
        </draw:frame>
        <draw:custom-shape draw:name="object 2_7" draw:style-name="gr3" draw:text-style-name="P7" draw:layer="layout" svg:width="1.694cm" svg:height="0.763cm" svg:x="17.607cm" svg:y="3.81cm">
          <text:p text:style-name="P6"><text:span text:style-name="T4">In</text:span><text:span text:style-name="T5">p</text:span><text:span text:style-name="T4">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3" draw:text-style-name="P7" draw:layer="layout" svg:width="2.165cm" svg:height="0.763cm" svg:x="20.534cm" svg:y="3.81cm">
          <text:p text:style-name="P6"><text:span text:style-name="T5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4" draw:text-style-name="P8" draw:layer="layout" svg:width="3.263cm" svg:height="1.464cm" svg:x="17.018cm" svg:y="4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" draw:text-style-name="P3" draw:layer="layout" svg:width="2.999cm" svg:height="1.2cm" svg:x="17.151cm" svg:y="4.796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6" draw:style-name="gr6" draw:text-style-name="P9" draw:layer="layout" svg:width="2.999cm" svg:height="1.2cm" svg:x="17.151cm" svg:y="4.8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7" draw:style-name="gr7" draw:text-style-name="P10" draw:layer="layout" svg:width="3.263cm" svg:height="1.464cm" svg:x="17.018cm" svg:y="5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8" draw:text-style-name="P3" draw:layer="layout" svg:width="2.999cm" svg:height="1.2cm" svg:x="17.151cm" svg:y="6.0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9" draw:style-name="gr6" draw:text-style-name="P9" draw:layer="layout" svg:width="2.999cm" svg:height="1.2cm" svg:x="17.151cm" svg:y="6.0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0" draw:style-name="gr9" draw:text-style-name="P11" draw:layer="layout" svg:width="3.263cm" svg:height="1.464cm" svg:x="17.018cm" svg:y="7.1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8" draw:text-style-name="P3" draw:layer="layout" svg:width="2.999cm" svg:height="1.2cm" svg:x="17.151cm" svg:y="7.2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2" draw:style-name="gr6" draw:text-style-name="P9" draw:layer="layout" svg:width="2.999cm" svg:height="1.2cm" svg:x="17.151cm" svg:y="7.2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3" draw:style-name="gr10" draw:text-style-name="P12" draw:layer="layout" svg:width="3.263cm" svg:height="1.464cm" svg:x="20.02cm" svg:y="4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1" draw:text-style-name="P13" draw:layer="layout" svg:width="2.895cm" svg:height="1.193cm" svg:x="20.274cm" svg:y="4.8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5" draw:style-name="gr8" draw:text-style-name="P3" draw:layer="layout" svg:width="2.999cm" svg:height="1.2cm" svg:x="20.152cm" svg:y="4.8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6" draw:style-name="gr6" draw:text-style-name="P9" draw:layer="layout" svg:width="2.999cm" svg:height="1.2cm" svg:x="20.152cm" svg:y="4.8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7" draw:style-name="gr3" draw:text-style-name="P7" draw:layer="layout" svg:width="1.823cm" svg:height="0.763cm" svg:x="20.742cm" svg:y="5.01cm">
          <text:p text:style-name="P6"><text:span text:style-name="T4">10</text:span><text:span text:style-name="T6"> </text:span><text:span text:style-name="T7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8" draw:style-name="gr12" draw:text-style-name="P14" draw:layer="layout" svg:width="3.263cm" svg:height="1.464cm" svg:x="20.02cm" svg:y="5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9" draw:style-name="gr13" draw:text-style-name="P15" draw:layer="layout" svg:width="3.305cm" svg:height="1.083cm" svg:x="20.062cm" svg:y="6.0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0" draw:style-name="gr8" draw:text-style-name="P3" draw:layer="layout" svg:width="2.999cm" svg:height="1.2cm" svg:x="20.152cm" svg:y="6.0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21" draw:style-name="gr6" draw:text-style-name="P9" draw:layer="layout" svg:width="2.999cm" svg:height="1.2cm" svg:x="20.152cm" svg:y="6.0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22" draw:style-name="gr3" draw:text-style-name="P7" draw:layer="layout" svg:width="2.334cm" svg:height="0.677cm" svg:x="20.488cm" svg:y="6.26cm">
          <text:p text:style-name="P6"><text:span text:style-name="T8">1.999</text:span><text:span text:style-name="T9"> </text:span><text:span text:style-name="T10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9" draw:style-name="gr3" draw:text-style-name="P7" draw:layer="layout" svg:width="7.582cm" svg:height="0.763cm" svg:x="17.585cm" svg:y="8.823cm">
          <text:p text:style-name="P6"><text:span text:style-name="T11">Transaction </text:span><text:span text:style-name="T12">Fee </text:span><text:span text:style-name="T4">= </text:span><text:span text:style-name="T5">0.0001</text:span><text:span text:style-name="T13"> </text:span><text:span text:style-name="T7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7_6" draw:style-name="gr3" draw:text-style-name="P7" draw:layer="layout" svg:width="1.823cm" svg:height="0.763cm" svg:x="20.742cm" svg:y="5.01cm">
          <text:p text:style-name="P6"><text:span text:style-name="T4">10</text:span><text:span text:style-name="T6"> </text:span><text:span text:style-name="T7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7_7" draw:style-name="gr3" draw:text-style-name="P7" draw:layer="layout" svg:width="1.823cm" svg:height="0.763cm" svg:x="17.811cm" svg:y="5.077cm">
          <text:p text:style-name="P6"><text:span text:style-name="T4">5</text:span><text:span text:style-name="T6"> </text:span><text:span text:style-name="T7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2_6" draw:style-name="gr3" draw:text-style-name="P7" draw:layer="layout" svg:width="1.742cm" svg:height="0.677cm" svg:x="17.816cm" svg:y="6.327cm">
          <text:p text:style-name="P6"><text:span text:style-name="T8">3</text:span><text:span text:style-name="T9"> </text:span><text:span text:style-name="T10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2_7" draw:style-name="gr3" draw:text-style-name="P7" draw:layer="layout" svg:width="1.778cm" svg:height="0.677cm" svg:x="17.78cm" svg:y="7.451cm">
          <text:p text:style-name="P6"><text:span text:style-name="T8">4</text:span><text:span text:style-name="T9"> </text:span><text:span text:style-name="T10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_0" draw:style-name="gr1" draw:layer="layout" svg:width="7.087cm" svg:height="10.022cm" svg:x="6.956cm" svg:y="3.712cm" draw:page-number="2" presentation:class="page"/>
          <draw:frame draw:name="Notes Placeholder 2_0" presentation:style-name="pr6" draw:text-style-name="P16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0" presentation:style-name="pr7" draw:text-style-name="P18" draw:layer="layout" svg:width="9.099cm" svg:height="1.49cm" svg:x="11.896cm" svg:y="28.207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draw:page draw:name="Creating a Transaction (1/7)" draw:style-name="dp3" draw:master-page-name="Title_20_and_20_Content_5f_" presentation:presentation-page-layout-name="AL2T3">
        <draw:frame draw:name="object 14_1" presentation:style-name="pr8" draw:text-style-name="P20" draw:layer="layout" svg:width="22.351cm" svg:height="3.386cm" svg:x="1.524cm" svg:y="0.568cm" presentation:class="title">
          <draw:text-box>
            <text:p text:style-name="P19"><text:span text:style-name="T15">Creating </text:span><text:span text:style-name="T16">a </text:span><text:span text:style-name="T17">Transaction</text:span><text:span text:style-name="T18"> </text:span><text:span text:style-name="T19">(1/7)</text:span></text:p>
          </draw:text-box>
        </draw:frame>
        <draw:g>
          <draw:custom-shape draw:name="object 24_4" draw:style-name="gr14" draw:text-style-name="P21" draw:layer="layout" svg:width="4.703cm" svg:height="1.1cm" svg:x="22.352cm" svg:y="4.9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5" draw:text-style-name="P22" draw:layer="layout" svg:width="4.633cm" svg:height="0.896cm" svg:x="22.441cm" svg:y="5.0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6" draw:text-style-name="P3" draw:layer="layout" svg:width="4.508cm" svg:height="0.902cm" svg:x="22.45cm" svg:y="5.028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7" draw:text-style-name="P9" draw:layer="layout" svg:width="4.508cm" svg:height="0.902cm" svg:x="22.45cm" svg:y="5.028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7" draw:layer="layout" svg:width="1.272cm" svg:height="0.548cm" svg:x="22.79cm" svg:y="5.162cm">
            <text:p text:style-name="P6"><text:span text:style-name="T20">In</text:span><text:span text:style-name="T21">p</text:span><text:span text:style-name="T20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7" draw:layer="layout" svg:width="1.626cm" svg:height="0.55cm" svg:x="24.989cm" svg:y="5.162cm">
            <text:p text:style-name="P6"><text:span text:style-name="T21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8" draw:text-style-name="P23" draw:layer="layout" svg:width="2.451cm" svg:height="1.1cm" svg:x="22.352cm" svg:y="5.8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19" draw:text-style-name="P3" draw:layer="layout" svg:width="2.253cm" svg:height="0.902cm" svg:x="22.45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0" draw:text-style-name="P9" draw:layer="layout" svg:width="2.253cm" svg:height="0.902cm" svg:x="22.45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1" draw:text-style-name="P24" draw:layer="layout" svg:width="2.451cm" svg:height="1.1cm" svg:x="22.352cm" svg:y="6.7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19" draw:text-style-name="P3" draw:layer="layout" svg:width="2.253cm" svg:height="0.902cm" svg:x="22.45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0" draw:text-style-name="P9" draw:layer="layout" svg:width="2.253cm" svg:height="0.902cm" svg:x="22.45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19" draw:text-style-name="P3" draw:layer="layout" svg:width="2.253cm" svg:height="0.902cm" svg:x="22.45cm" svg:y="7.73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0" draw:text-style-name="P9" draw:layer="layout" svg:width="2.253cm" svg:height="0.902cm" svg:x="22.45cm" svg:y="7.73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2" draw:text-style-name="P25" draw:layer="layout" svg:width="2.452cm" svg:height="1.1cm" svg:x="24.604cm" svg:y="5.8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3" draw:text-style-name="P26" draw:layer="layout" svg:width="1.933cm" svg:height="0.896cm" svg:x="24.919cm" svg:y="5.9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19" draw:text-style-name="P3" draw:layer="layout" svg:width="2.253cm" svg:height="0.902cm" svg:x="24.704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0" draw:text-style-name="P9" draw:layer="layout" svg:width="2.253cm" svg:height="0.902cm" svg:x="24.704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7" draw:layer="layout" svg:width="1.128cm" svg:height="0.592cm" svg:x="25.267cm" svg:y="6.064cm">
            <text:p text:style-name="P6"><text:span text:style-name="T22">1 </text:span><text:span text:style-name="T23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4" draw:text-style-name="P27" draw:layer="layout" svg:width="2.452cm" svg:height="1.1cm" svg:x="24.604cm" svg:y="6.7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5" draw:text-style-name="P28" draw:layer="layout" svg:width="1.933cm" svg:height="0.896cm" svg:x="24.919cm" svg:y="6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19" draw:text-style-name="P3" draw:layer="layout" svg:width="2.253cm" svg:height="0.902cm" svg:x="24.704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0" draw:text-style-name="P9" draw:layer="layout" svg:width="2.253cm" svg:height="0.902cm" svg:x="24.704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7" draw:layer="layout" svg:width="1.128cm" svg:height="0.55cm" svg:x="25.267cm" svg:y="6.966cm">
            <text:p text:style-name="P6"><text:span text:style-name="T20">5</text:span><text:span text:style-name="T24"> </text:span><text:span text:style-name="T25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3_6" draw:style-name="gr3" draw:text-style-name="P7" draw:layer="layout" svg:width="1.128cm" svg:height="0.592cm" svg:x="23.002cm" svg:y="6.078cm">
            <text:p text:style-name="P6"><text:span text:style-name="T22">2 </text:span><text:span text:style-name="T23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3_7" draw:style-name="gr3" draw:text-style-name="P7" draw:layer="layout" svg:width="1.128cm" svg:height="0.592cm" svg:x="23.002cm" svg:y="6.978cm">
            <text:p text:style-name="P6"><text:span text:style-name="T22">2 </text:span><text:span text:style-name="T23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3_8" draw:style-name="gr3" draw:text-style-name="P7" draw:layer="layout" svg:width="1.636cm" svg:height="0.592cm" svg:x="22.606cm" svg:y="7.881cm">
            <text:p text:style-name="P6"><text:span text:style-name="T22">1.5 </text:span><text:span text:style-name="T23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object 24_4" draw:style-name="gr14" draw:text-style-name="P21" draw:layer="layout" svg:width="4.703cm" svg:height="1.1cm" svg:x="12.55cm" svg:y="3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5" draw:text-style-name="P22" draw:layer="layout" svg:width="4.633cm" svg:height="0.896cm" svg:x="12.639cm" svg:y="3.8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6" draw:text-style-name="P3" draw:layer="layout" svg:width="4.508cm" svg:height="0.902cm" svg:x="12.648cm" svg:y="3.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7" draw:text-style-name="P9" draw:layer="layout" svg:width="4.508cm" svg:height="0.902cm" svg:x="12.648cm" svg:y="3.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7" draw:layer="layout" svg:width="1.272cm" svg:height="0.548cm" svg:x="12.988cm" svg:y="3.994cm">
            <text:p text:style-name="P6"><text:span text:style-name="T20">In</text:span><text:span text:style-name="T21">p</text:span><text:span text:style-name="T20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7" draw:layer="layout" svg:width="1.626cm" svg:height="0.55cm" svg:x="15.187cm" svg:y="3.994cm">
            <text:p text:style-name="P6"><text:span text:style-name="T21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8" draw:text-style-name="P23" draw:layer="layout" svg:width="2.451cm" svg:height="1.1cm" svg:x="12.55cm" svg:y="4.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19" draw:text-style-name="P3" draw:layer="layout" svg:width="2.253cm" svg:height="0.902cm" svg:x="12.648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0" draw:text-style-name="P9" draw:layer="layout" svg:width="2.253cm" svg:height="0.902cm" svg:x="12.648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1" draw:text-style-name="P24" draw:layer="layout" svg:width="2.451cm" svg:height="1.1cm" svg:x="12.55cm" svg:y="5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19" draw:text-style-name="P3" draw:layer="layout" svg:width="2.253cm" svg:height="0.902cm" svg:x="12.648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0" draw:text-style-name="P9" draw:layer="layout" svg:width="2.253cm" svg:height="0.902cm" svg:x="12.648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19" draw:text-style-name="P3" draw:layer="layout" svg:width="2.253cm" svg:height="0.902cm" svg:x="12.648cm" svg:y="6.56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0" draw:text-style-name="P9" draw:layer="layout" svg:width="2.253cm" svg:height="0.902cm" svg:x="12.648cm" svg:y="6.56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2" draw:text-style-name="P25" draw:layer="layout" svg:width="2.452cm" svg:height="1.1cm" svg:x="14.802cm" svg:y="4.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3" draw:text-style-name="P26" draw:layer="layout" svg:width="1.933cm" svg:height="0.896cm" svg:x="15.117cm" svg:y="4.7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19" draw:text-style-name="P3" draw:layer="layout" svg:width="2.253cm" svg:height="0.902cm" svg:x="14.902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0" draw:text-style-name="P9" draw:layer="layout" svg:width="2.253cm" svg:height="0.902cm" svg:x="14.902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7" draw:layer="layout" svg:width="1.128cm" svg:height="0.592cm" svg:x="15.465cm" svg:y="4.896cm">
            <text:p text:style-name="P6"><text:span text:style-name="T22">2 </text:span><text:span text:style-name="T23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4" draw:text-style-name="P27" draw:layer="layout" svg:width="2.452cm" svg:height="1.1cm" svg:x="14.802cm" svg:y="5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5" draw:text-style-name="P28" draw:layer="layout" svg:width="1.933cm" svg:height="0.896cm" svg:x="15.117cm" svg:y="5.6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19" draw:text-style-name="P3" draw:layer="layout" svg:width="2.253cm" svg:height="0.902cm" svg:x="14.902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0" draw:text-style-name="P9" draw:layer="layout" svg:width="2.253cm" svg:height="0.902cm" svg:x="14.902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7" draw:layer="layout" svg:width="1.128cm" svg:height="0.55cm" svg:x="15.465cm" svg:y="5.798cm">
            <text:p text:style-name="P6"><text:span text:style-name="T20">5</text:span><text:span text:style-name="T24"> </text:span><text:span text:style-name="T25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object 24_4" draw:style-name="gr14" draw:text-style-name="P21" draw:layer="layout" svg:width="4.703cm" svg:height="1.1cm" svg:x="12.55cm" svg:y="7.8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5" draw:text-style-name="P22" draw:layer="layout" svg:width="4.633cm" svg:height="0.896cm" svg:x="12.639cm" svg:y="7.9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6" draw:text-style-name="P3" draw:layer="layout" svg:width="4.508cm" svg:height="0.902cm" svg:x="12.648cm" svg:y="7.924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7" draw:text-style-name="P9" draw:layer="layout" svg:width="4.508cm" svg:height="0.902cm" svg:x="12.648cm" svg:y="7.924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7" draw:layer="layout" svg:width="1.272cm" svg:height="0.548cm" svg:x="12.988cm" svg:y="8.058cm">
            <text:p text:style-name="P6"><text:span text:style-name="T20">In</text:span><text:span text:style-name="T21">p</text:span><text:span text:style-name="T20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7" draw:layer="layout" svg:width="1.626cm" svg:height="0.55cm" svg:x="15.187cm" svg:y="8.058cm">
            <text:p text:style-name="P6"><text:span text:style-name="T21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8" draw:text-style-name="P23" draw:layer="layout" svg:width="2.451cm" svg:height="1.1cm" svg:x="12.55cm" svg:y="8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19" draw:text-style-name="P3" draw:layer="layout" svg:width="2.253cm" svg:height="0.902cm" svg:x="12.648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0" draw:text-style-name="P9" draw:layer="layout" svg:width="2.253cm" svg:height="0.902cm" svg:x="12.648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1" draw:text-style-name="P24" draw:layer="layout" svg:width="2.451cm" svg:height="1.1cm" svg:x="12.55cm" svg:y="9.6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19" draw:text-style-name="P3" draw:layer="layout" svg:width="2.253cm" svg:height="0.902cm" svg:x="12.648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0" draw:text-style-name="P9" draw:layer="layout" svg:width="2.253cm" svg:height="0.902cm" svg:x="12.648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19" draw:text-style-name="P3" draw:layer="layout" svg:width="2.253cm" svg:height="0.902cm" svg:x="12.648cm" svg:y="10.6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0" draw:text-style-name="P9" draw:layer="layout" svg:width="2.253cm" svg:height="0.902cm" svg:x="12.648cm" svg:y="10.6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2" draw:text-style-name="P25" draw:layer="layout" svg:width="2.452cm" svg:height="1.1cm" svg:x="14.802cm" svg:y="8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3" draw:text-style-name="P26" draw:layer="layout" svg:width="1.933cm" svg:height="0.896cm" svg:x="15.117cm" svg:y="8.8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19" draw:text-style-name="P3" draw:layer="layout" svg:width="2.253cm" svg:height="0.902cm" svg:x="14.902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0" draw:text-style-name="P9" draw:layer="layout" svg:width="2.253cm" svg:height="0.902cm" svg:x="14.902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7" draw:layer="layout" svg:width="1.128cm" svg:height="0.592cm" svg:x="15.465cm" svg:y="8.96cm">
            <text:p text:style-name="P6"><text:span text:style-name="T22">2 </text:span><text:span text:style-name="T23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4" draw:text-style-name="P27" draw:layer="layout" svg:width="2.452cm" svg:height="1.1cm" svg:x="14.802cm" svg:y="9.6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5" draw:text-style-name="P28" draw:layer="layout" svg:width="1.933cm" svg:height="0.896cm" svg:x="15.117cm" svg:y="9.7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19" draw:text-style-name="P3" draw:layer="layout" svg:width="2.253cm" svg:height="0.902cm" svg:x="14.902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0" draw:text-style-name="P9" draw:layer="layout" svg:width="2.253cm" svg:height="0.902cm" svg:x="14.902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7" draw:layer="layout" svg:width="1.128cm" svg:height="0.55cm" svg:x="15.465cm" svg:y="9.862cm">
            <text:p text:style-name="P6"><text:span text:style-name="T20">5</text:span><text:span text:style-name="T24"> </text:span><text:span text:style-name="T25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object 24_4" draw:style-name="gr14" draw:text-style-name="P21" draw:layer="layout" svg:width="4.703cm" svg:height="1.1cm" svg:x="12.55cm" svg:y="11.8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5" draw:text-style-name="P22" draw:layer="layout" svg:width="4.633cm" svg:height="0.896cm" svg:x="12.639cm" svg:y="11.8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6" draw:text-style-name="P3" draw:layer="layout" svg:width="4.508cm" svg:height="0.902cm" svg:x="12.648cm" svg:y="11.8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7" draw:text-style-name="P9" draw:layer="layout" svg:width="4.508cm" svg:height="0.902cm" svg:x="12.648cm" svg:y="11.8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7" draw:layer="layout" svg:width="1.272cm" svg:height="0.548cm" svg:x="12.988cm" svg:y="12.02cm">
            <text:p text:style-name="P6"><text:span text:style-name="T20">In</text:span><text:span text:style-name="T21">p</text:span><text:span text:style-name="T20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7" draw:layer="layout" svg:width="1.626cm" svg:height="0.55cm" svg:x="15.187cm" svg:y="12.02cm">
            <text:p text:style-name="P6"><text:span text:style-name="T21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8" draw:text-style-name="P23" draw:layer="layout" svg:width="2.451cm" svg:height="1.1cm" svg:x="12.55cm" svg:y="12.7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19" draw:text-style-name="P3" draw:layer="layout" svg:width="2.253cm" svg:height="0.902cm" svg:x="12.648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0" draw:text-style-name="P9" draw:layer="layout" svg:width="2.253cm" svg:height="0.902cm" svg:x="12.648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1" draw:text-style-name="P24" draw:layer="layout" svg:width="2.451cm" svg:height="1.1cm" svg:x="12.55cm" svg:y="13.6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19" draw:text-style-name="P3" draw:layer="layout" svg:width="2.253cm" svg:height="0.902cm" svg:x="12.648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0" draw:text-style-name="P9" draw:layer="layout" svg:width="2.253cm" svg:height="0.902cm" svg:x="12.648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19" draw:text-style-name="P3" draw:layer="layout" svg:width="2.253cm" svg:height="0.902cm" svg:x="12.648cm" svg:y="14.59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0" draw:text-style-name="P9" draw:layer="layout" svg:width="2.253cm" svg:height="0.902cm" svg:x="12.648cm" svg:y="14.59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2" draw:text-style-name="P25" draw:layer="layout" svg:width="2.452cm" svg:height="1.1cm" svg:x="14.802cm" svg:y="12.7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3" draw:text-style-name="P26" draw:layer="layout" svg:width="1.933cm" svg:height="0.896cm" svg:x="15.117cm" svg:y="12.7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19" draw:text-style-name="P3" draw:layer="layout" svg:width="2.253cm" svg:height="0.902cm" svg:x="14.902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0" draw:text-style-name="P9" draw:layer="layout" svg:width="2.253cm" svg:height="0.902cm" svg:x="14.902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7" draw:layer="layout" svg:width="1.81cm" svg:height="0.592cm" svg:x="15.24cm" svg:y="12.922cm">
            <text:p text:style-name="P6"><text:span text:style-name="T22">1.5 <text:s/></text:span><text:span text:style-name="T23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4" draw:text-style-name="P27" draw:layer="layout" svg:width="2.452cm" svg:height="1.1cm" svg:x="14.802cm" svg:y="13.6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5" draw:text-style-name="P28" draw:layer="layout" svg:width="1.933cm" svg:height="0.896cm" svg:x="15.117cm" svg:y="13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19" draw:text-style-name="P3" draw:layer="layout" svg:width="2.253cm" svg:height="0.902cm" svg:x="14.902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0" draw:text-style-name="P9" draw:layer="layout" svg:width="2.253cm" svg:height="0.902cm" svg:x="14.902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7" draw:layer="layout" svg:width="1.128cm" svg:height="0.55cm" svg:x="15.465cm" svg:y="13.824cm">
            <text:p text:style-name="P6"><text:span text:style-name="T20">5</text:span><text:span text:style-name="T24"> </text:span><text:span text:style-name="T25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26" draw:text-style-name="P29" draw:layer="layout" svg:x1="22.45cm" svg:y1="8.128cm" svg:x2="17.05cm" svg:y2="13.208cm">
          <text:p/>
        </draw:line>
        <draw:line draw:style-name="gr26" draw:text-style-name="P29" draw:layer="layout" svg:x1="22.45cm" svg:y1="7.366cm" svg:x2="17.254cm" svg:y2="9.144cm">
          <text:p/>
        </draw:line>
        <draw:line draw:style-name="gr26" draw:text-style-name="P29" draw:layer="layout" svg:x1="22.567cm" svg:y1="6.35cm" svg:x2="17.05cm" svg:y2="5.334cm">
          <text:p/>
        </draw:line>
        <draw:frame presentation:style-name="pr9" draw:layer="layout" svg:width="10.941cm" svg:height="11.709cm" svg:x="1.489cm" svg:y="4.258cm" presentation:class="outline">
          <draw:text-box>
            <text:list text:style-name="L2">
              <text:list-item>
                <text:p>An input is a reference to an output</text:p>
              </text:list-item>
              <text:list-item>
                <text:p>If an output is consumed by an input of another tx, it cannot consumed again</text:p>
              </text:list-item>
              <text:list-item>
                <text:p>So inputs are either consumed, or not. They are either part of the utxo-set, or not (unspent transaction output)</text:p>
              </text:list-item>
              <text:list-item>
                <text:p>This begs the question: What if I don’t want to spend the whole output but rather only a fraction?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8.572cm" svg:height="6.428cm" svg:x="8.414cm" svg:y="2.381cm" draw:page-number="3" presentation:class="page"/>
          <draw:frame draw:name="Notes Placeholder 2_1" presentation:style-name="pr10" draw:text-style-name="P31" draw:layer="layout" svg:width="20.319cm" svg:height="7.5cm" svg:x="2.54cm" svg:y="9.168cm" presentation:class="notes" presentation:user-transformed="true">
            <draw:text-box>
              <text:p text:style-name="P30"><text:span text:style-name="T26">Output to Bitcoin-addresses</text:span></text:p>
              <text:p text:style-name="P30"><text:span text:style-name="T26"/></text:p>
              <text:p text:style-name="P30"><text:span text:style-name="T26">But input is <text:s/>not simply from an address</text:span></text:p>
              <text:p text:style-name="P30"><text:span text:style-name="T26"/></text:p>
              <text:p text:style-name="P30"><text:span text:style-name="T26">Input needs funding and funding is coming from other transactions</text:span></text:p>
              <text:p text:style-name="P30"><text:span text:style-name="T26"/></text:p>
              <text:p text:style-name="P30"><text:span text:style-name="T26">So let’s search for transactions which send bitcoins to my addresses</text:span></text:p>
              <text:p text:style-name="P30"><text:span text:style-name="T26"/></text:p>
              <text:p text:style-name="P30"><text:span text:style-name="T26"/></text:p>
            </draw:text-box>
          </draw:frame>
          <draw:frame draw:name="Slide Number Placeholder 3_1" presentation:style-name="pr11" draw:text-style-name="P33" draw:layer="layout" svg:width="11.006cm" svg:height="0.956cm" svg:x="14.389cm" svg:y="18.093cm" presentation:class="page-number" presentation:user-transformed="true">
            <draw:text-box>
              <text:p text:style-name="P32"><text:span text:style-name="T14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_5f_" presentation:presentation-page-layout-name="AL2T3">
        <draw:frame draw:name="object 14_0" presentation:style-name="pr8" draw:text-style-name="P20" draw:layer="layout" svg:width="22.351cm" svg:height="3.386cm" svg:x="1.524cm" svg:y="0.568cm" presentation:class="title">
          <draw:text-box>
            <text:p text:style-name="P19"><text:span text:style-name="T27">Change addresses</text:span></text:p>
          </draw:text-box>
        </draw:frame>
        <draw:g>
          <draw:custom-shape draw:name="object 24_4" draw:style-name="gr14" draw:text-style-name="P21" draw:layer="layout" svg:width="4.703cm" svg:height="1.1cm" svg:x="22.352cm" svg:y="4.9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5" draw:text-style-name="P22" draw:layer="layout" svg:width="4.633cm" svg:height="0.896cm" svg:x="22.441cm" svg:y="5.0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6" draw:text-style-name="P3" draw:layer="layout" svg:width="4.508cm" svg:height="0.902cm" svg:x="22.45cm" svg:y="5.028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7" draw:text-style-name="P9" draw:layer="layout" svg:width="4.508cm" svg:height="0.902cm" svg:x="22.45cm" svg:y="5.028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7" draw:layer="layout" svg:width="1.272cm" svg:height="0.548cm" svg:x="22.79cm" svg:y="5.162cm">
            <text:p text:style-name="P6"><text:span text:style-name="T20">In</text:span><text:span text:style-name="T21">p</text:span><text:span text:style-name="T20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7" draw:layer="layout" svg:width="1.626cm" svg:height="0.55cm" svg:x="24.989cm" svg:y="5.162cm">
            <text:p text:style-name="P6"><text:span text:style-name="T21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8" draw:text-style-name="P23" draw:layer="layout" svg:width="2.451cm" svg:height="1.1cm" svg:x="22.352cm" svg:y="5.8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19" draw:text-style-name="P3" draw:layer="layout" svg:width="2.253cm" svg:height="0.902cm" svg:x="22.45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0" draw:text-style-name="P9" draw:layer="layout" svg:width="2.253cm" svg:height="0.902cm" svg:x="22.45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1" draw:text-style-name="P24" draw:layer="layout" svg:width="2.451cm" svg:height="1.1cm" svg:x="22.352cm" svg:y="6.7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19" draw:text-style-name="P3" draw:layer="layout" svg:width="2.253cm" svg:height="0.902cm" svg:x="22.45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0" draw:text-style-name="P9" draw:layer="layout" svg:width="2.253cm" svg:height="0.902cm" svg:x="22.45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19" draw:text-style-name="P3" draw:layer="layout" svg:width="2.253cm" svg:height="0.902cm" svg:x="22.45cm" svg:y="7.73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0" draw:text-style-name="P9" draw:layer="layout" svg:width="2.253cm" svg:height="0.902cm" svg:x="22.45cm" svg:y="7.73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2" draw:text-style-name="P25" draw:layer="layout" svg:width="2.452cm" svg:height="1.1cm" svg:x="24.604cm" svg:y="5.8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3" draw:text-style-name="P26" draw:layer="layout" svg:width="1.933cm" svg:height="0.896cm" svg:x="24.919cm" svg:y="5.9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19" draw:text-style-name="P3" draw:layer="layout" svg:width="2.253cm" svg:height="0.902cm" svg:x="24.704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0" draw:text-style-name="P9" draw:layer="layout" svg:width="2.253cm" svg:height="0.902cm" svg:x="24.704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7" draw:layer="layout" svg:width="1.128cm" svg:height="0.592cm" svg:x="25.267cm" svg:y="6.064cm">
            <text:p text:style-name="P6"><text:span text:style-name="T22">1 </text:span><text:span text:style-name="T23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4" draw:text-style-name="P27" draw:layer="layout" svg:width="2.452cm" svg:height="1.1cm" svg:x="24.604cm" svg:y="6.7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5" draw:text-style-name="P28" draw:layer="layout" svg:width="1.933cm" svg:height="0.896cm" svg:x="24.919cm" svg:y="6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19" draw:text-style-name="P3" draw:layer="layout" svg:width="2.253cm" svg:height="0.902cm" svg:x="24.704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0" draw:text-style-name="P9" draw:layer="layout" svg:width="2.253cm" svg:height="0.902cm" svg:x="24.704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7" draw:layer="layout" svg:width="1.128cm" svg:height="0.55cm" svg:x="25.267cm" svg:y="6.966cm">
            <text:p text:style-name="P6"><text:span text:style-name="T20">5</text:span><text:span text:style-name="T24"> </text:span><text:span text:style-name="T25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3_6" draw:style-name="gr3" draw:text-style-name="P7" draw:layer="layout" svg:width="1.128cm" svg:height="0.592cm" svg:x="23.002cm" svg:y="6.078cm">
            <text:p text:style-name="P6"><text:span text:style-name="T22">2 </text:span><text:span text:style-name="T23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3_7" draw:style-name="gr3" draw:text-style-name="P7" draw:layer="layout" svg:width="1.128cm" svg:height="0.592cm" svg:x="23.002cm" svg:y="6.978cm">
            <text:p text:style-name="P6"><text:span text:style-name="T22">2 </text:span><text:span text:style-name="T23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3_8" draw:style-name="gr3" draw:text-style-name="P7" draw:layer="layout" svg:width="1.636cm" svg:height="0.592cm" svg:x="22.606cm" svg:y="7.881cm">
            <text:p text:style-name="P6"><text:span text:style-name="T22">1.5 </text:span><text:span text:style-name="T23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object 24_4" draw:style-name="gr14" draw:text-style-name="P21" draw:layer="layout" svg:width="4.703cm" svg:height="1.1cm" svg:x="12.55cm" svg:y="3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5" draw:text-style-name="P22" draw:layer="layout" svg:width="4.633cm" svg:height="0.896cm" svg:x="12.639cm" svg:y="3.8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6" draw:text-style-name="P3" draw:layer="layout" svg:width="4.508cm" svg:height="0.902cm" svg:x="12.648cm" svg:y="3.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7" draw:text-style-name="P9" draw:layer="layout" svg:width="4.508cm" svg:height="0.902cm" svg:x="12.648cm" svg:y="3.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7" draw:layer="layout" svg:width="1.272cm" svg:height="0.548cm" svg:x="12.988cm" svg:y="3.994cm">
            <text:p text:style-name="P6"><text:span text:style-name="T20">In</text:span><text:span text:style-name="T21">p</text:span><text:span text:style-name="T20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7" draw:layer="layout" svg:width="1.626cm" svg:height="0.55cm" svg:x="15.187cm" svg:y="3.994cm">
            <text:p text:style-name="P6"><text:span text:style-name="T21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8" draw:text-style-name="P23" draw:layer="layout" svg:width="2.451cm" svg:height="1.1cm" svg:x="12.55cm" svg:y="4.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19" draw:text-style-name="P3" draw:layer="layout" svg:width="2.253cm" svg:height="0.902cm" svg:x="12.648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0" draw:text-style-name="P9" draw:layer="layout" svg:width="2.253cm" svg:height="0.902cm" svg:x="12.648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1" draw:text-style-name="P24" draw:layer="layout" svg:width="2.451cm" svg:height="1.1cm" svg:x="12.55cm" svg:y="5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19" draw:text-style-name="P3" draw:layer="layout" svg:width="2.253cm" svg:height="0.902cm" svg:x="12.648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0" draw:text-style-name="P9" draw:layer="layout" svg:width="2.253cm" svg:height="0.902cm" svg:x="12.648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19" draw:text-style-name="P3" draw:layer="layout" svg:width="2.253cm" svg:height="0.902cm" svg:x="12.648cm" svg:y="6.56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0" draw:text-style-name="P9" draw:layer="layout" svg:width="2.253cm" svg:height="0.902cm" svg:x="12.648cm" svg:y="6.56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2" draw:text-style-name="P25" draw:layer="layout" svg:width="2.452cm" svg:height="1.1cm" svg:x="14.802cm" svg:y="4.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3" draw:text-style-name="P26" draw:layer="layout" svg:width="1.933cm" svg:height="0.896cm" svg:x="15.117cm" svg:y="4.7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19" draw:text-style-name="P3" draw:layer="layout" svg:width="2.253cm" svg:height="0.902cm" svg:x="14.902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0" draw:text-style-name="P9" draw:layer="layout" svg:width="2.253cm" svg:height="0.902cm" svg:x="14.902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7" draw:layer="layout" svg:width="1.128cm" svg:height="0.592cm" svg:x="15.465cm" svg:y="4.896cm">
            <text:p text:style-name="P6"><text:span text:style-name="T22">2 </text:span><text:span text:style-name="T23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4" draw:text-style-name="P27" draw:layer="layout" svg:width="2.452cm" svg:height="1.1cm" svg:x="14.802cm" svg:y="5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5" draw:text-style-name="P28" draw:layer="layout" svg:width="1.933cm" svg:height="0.896cm" svg:x="15.117cm" svg:y="5.6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19" draw:text-style-name="P3" draw:layer="layout" svg:width="2.253cm" svg:height="0.902cm" svg:x="14.902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0" draw:text-style-name="P9" draw:layer="layout" svg:width="2.253cm" svg:height="0.902cm" svg:x="14.902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7" draw:layer="layout" svg:width="1.128cm" svg:height="0.55cm" svg:x="15.465cm" svg:y="5.798cm">
            <text:p text:style-name="P6"><text:span text:style-name="T20">5</text:span><text:span text:style-name="T24"> </text:span><text:span text:style-name="T25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object 24_4" draw:style-name="gr14" draw:text-style-name="P21" draw:layer="layout" svg:width="4.703cm" svg:height="1.1cm" svg:x="12.55cm" svg:y="7.8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5" draw:text-style-name="P22" draw:layer="layout" svg:width="4.633cm" svg:height="0.896cm" svg:x="12.639cm" svg:y="7.9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6" draw:text-style-name="P3" draw:layer="layout" svg:width="4.508cm" svg:height="0.902cm" svg:x="12.648cm" svg:y="7.924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7" draw:text-style-name="P9" draw:layer="layout" svg:width="4.508cm" svg:height="0.902cm" svg:x="12.648cm" svg:y="7.924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7" draw:layer="layout" svg:width="1.272cm" svg:height="0.548cm" svg:x="12.988cm" svg:y="8.058cm">
            <text:p text:style-name="P6"><text:span text:style-name="T20">In</text:span><text:span text:style-name="T21">p</text:span><text:span text:style-name="T20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7" draw:layer="layout" svg:width="1.626cm" svg:height="0.55cm" svg:x="15.187cm" svg:y="8.058cm">
            <text:p text:style-name="P6"><text:span text:style-name="T21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8" draw:text-style-name="P23" draw:layer="layout" svg:width="2.451cm" svg:height="1.1cm" svg:x="12.55cm" svg:y="8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19" draw:text-style-name="P3" draw:layer="layout" svg:width="2.253cm" svg:height="0.902cm" svg:x="12.648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0" draw:text-style-name="P9" draw:layer="layout" svg:width="2.253cm" svg:height="0.902cm" svg:x="12.648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1" draw:text-style-name="P24" draw:layer="layout" svg:width="2.451cm" svg:height="1.1cm" svg:x="12.55cm" svg:y="9.6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19" draw:text-style-name="P3" draw:layer="layout" svg:width="2.253cm" svg:height="0.902cm" svg:x="12.648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0" draw:text-style-name="P9" draw:layer="layout" svg:width="2.253cm" svg:height="0.902cm" svg:x="12.648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19" draw:text-style-name="P3" draw:layer="layout" svg:width="2.253cm" svg:height="0.902cm" svg:x="12.648cm" svg:y="10.6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0" draw:text-style-name="P9" draw:layer="layout" svg:width="2.253cm" svg:height="0.902cm" svg:x="12.648cm" svg:y="10.6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2" draw:text-style-name="P25" draw:layer="layout" svg:width="2.452cm" svg:height="1.1cm" svg:x="14.802cm" svg:y="8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3" draw:text-style-name="P26" draw:layer="layout" svg:width="1.933cm" svg:height="0.896cm" svg:x="15.117cm" svg:y="8.8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19" draw:text-style-name="P3" draw:layer="layout" svg:width="2.253cm" svg:height="0.902cm" svg:x="14.902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0" draw:text-style-name="P9" draw:layer="layout" svg:width="2.253cm" svg:height="0.902cm" svg:x="14.902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7" draw:layer="layout" svg:width="1.128cm" svg:height="0.592cm" svg:x="15.465cm" svg:y="8.96cm">
            <text:p text:style-name="P6"><text:span text:style-name="T22">2 </text:span><text:span text:style-name="T23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4" draw:text-style-name="P27" draw:layer="layout" svg:width="2.452cm" svg:height="1.1cm" svg:x="14.802cm" svg:y="9.6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5" draw:text-style-name="P28" draw:layer="layout" svg:width="1.933cm" svg:height="0.896cm" svg:x="15.117cm" svg:y="9.7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19" draw:text-style-name="P3" draw:layer="layout" svg:width="2.253cm" svg:height="0.902cm" svg:x="14.902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0" draw:text-style-name="P9" draw:layer="layout" svg:width="2.253cm" svg:height="0.902cm" svg:x="14.902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7" draw:layer="layout" svg:width="1.128cm" svg:height="0.55cm" svg:x="15.465cm" svg:y="9.862cm">
            <text:p text:style-name="P6"><text:span text:style-name="T20">5</text:span><text:span text:style-name="T24"> </text:span><text:span text:style-name="T25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object 24_4" draw:style-name="gr14" draw:text-style-name="P21" draw:layer="layout" svg:width="4.703cm" svg:height="1.1cm" svg:x="12.55cm" svg:y="11.8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5" draw:text-style-name="P22" draw:layer="layout" svg:width="4.633cm" svg:height="0.896cm" svg:x="12.639cm" svg:y="11.8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6" draw:text-style-name="P3" draw:layer="layout" svg:width="4.508cm" svg:height="0.902cm" svg:x="12.648cm" svg:y="11.8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7" draw:text-style-name="P9" draw:layer="layout" svg:width="4.508cm" svg:height="0.902cm" svg:x="12.648cm" svg:y="11.8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7" draw:layer="layout" svg:width="1.272cm" svg:height="0.548cm" svg:x="12.988cm" svg:y="12.02cm">
            <text:p text:style-name="P6"><text:span text:style-name="T20">In</text:span><text:span text:style-name="T21">p</text:span><text:span text:style-name="T20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7" draw:layer="layout" svg:width="1.626cm" svg:height="0.55cm" svg:x="15.187cm" svg:y="12.02cm">
            <text:p text:style-name="P6"><text:span text:style-name="T21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8" draw:text-style-name="P23" draw:layer="layout" svg:width="2.451cm" svg:height="1.1cm" svg:x="12.55cm" svg:y="12.7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19" draw:text-style-name="P3" draw:layer="layout" svg:width="2.253cm" svg:height="0.902cm" svg:x="12.648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0" draw:text-style-name="P9" draw:layer="layout" svg:width="2.253cm" svg:height="0.902cm" svg:x="12.648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1" draw:text-style-name="P24" draw:layer="layout" svg:width="2.451cm" svg:height="1.1cm" svg:x="12.55cm" svg:y="13.6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19" draw:text-style-name="P3" draw:layer="layout" svg:width="2.253cm" svg:height="0.902cm" svg:x="12.648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0" draw:text-style-name="P9" draw:layer="layout" svg:width="2.253cm" svg:height="0.902cm" svg:x="12.648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19" draw:text-style-name="P3" draw:layer="layout" svg:width="2.253cm" svg:height="0.902cm" svg:x="12.648cm" svg:y="14.59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0" draw:text-style-name="P9" draw:layer="layout" svg:width="2.253cm" svg:height="0.902cm" svg:x="12.648cm" svg:y="14.59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2" draw:text-style-name="P25" draw:layer="layout" svg:width="2.452cm" svg:height="1.1cm" svg:x="14.802cm" svg:y="12.7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3" draw:text-style-name="P26" draw:layer="layout" svg:width="1.933cm" svg:height="0.896cm" svg:x="15.117cm" svg:y="12.7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19" draw:text-style-name="P3" draw:layer="layout" svg:width="2.253cm" svg:height="0.902cm" svg:x="14.902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0" draw:text-style-name="P9" draw:layer="layout" svg:width="2.253cm" svg:height="0.902cm" svg:x="14.902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7" draw:layer="layout" svg:width="1.81cm" svg:height="0.592cm" svg:x="15.24cm" svg:y="12.922cm">
            <text:p text:style-name="P6"><text:span text:style-name="T22">1.5 <text:s/></text:span><text:span text:style-name="T23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4" draw:text-style-name="P27" draw:layer="layout" svg:width="2.452cm" svg:height="1.1cm" svg:x="14.802cm" svg:y="13.6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5" draw:text-style-name="P28" draw:layer="layout" svg:width="1.933cm" svg:height="0.896cm" svg:x="15.117cm" svg:y="13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19" draw:text-style-name="P3" draw:layer="layout" svg:width="2.253cm" svg:height="0.902cm" svg:x="14.902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0" draw:text-style-name="P9" draw:layer="layout" svg:width="2.253cm" svg:height="0.902cm" svg:x="14.902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7" draw:layer="layout" svg:width="1.128cm" svg:height="0.55cm" svg:x="15.465cm" svg:y="13.824cm">
            <text:p text:style-name="P6"><text:span text:style-name="T20">5</text:span><text:span text:style-name="T24"> </text:span><text:span text:style-name="T25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26" draw:text-style-name="P29" draw:layer="layout" svg:x1="22.45cm" svg:y1="8.128cm" svg:x2="17.05cm" svg:y2="13.208cm">
          <text:p/>
        </draw:line>
        <draw:line draw:style-name="gr26" draw:text-style-name="P29" draw:layer="layout" svg:x1="22.45cm" svg:y1="7.366cm" svg:x2="17.254cm" svg:y2="9.144cm">
          <text:p/>
        </draw:line>
        <draw:line draw:style-name="gr26" draw:text-style-name="P29" draw:layer="layout" svg:x1="22.567cm" svg:y1="6.35cm" svg:x2="17.05cm" svg:y2="5.334cm">
          <text:p/>
        </draw:line>
        <draw:frame presentation:style-name="pr9" draw:layer="layout" svg:width="10.941cm" svg:height="11.709cm" svg:x="1.489cm" svg:y="4.258cm" presentation:class="outline">
          <draw:text-box>
            <text:list text:style-name="L2">
              <text:list-item>
                <text:p>If an input cannot be consumed entirely, the unconsumed amount goes with an extra-output back to the address of the wallet creating the transaction</text:p>
              </text:list-item>
            </text:list>
          </draw:text-box>
        </draw:frame>
        <presentation:notes draw:style-name="dp3">
          <draw:page-thumbnail draw:name="Slide Image Placeholder 1_1" draw:style-name="gr1" draw:layer="layout" svg:width="8.572cm" svg:height="6.428cm" svg:x="8.414cm" svg:y="2.381cm" draw:page-number="4" presentation:class="page"/>
          <draw:frame draw:name="Notes Placeholder 2_2" presentation:style-name="pr10" draw:text-style-name="P31" draw:layer="layout" svg:width="20.319cm" svg:height="7.5cm" svg:x="2.54cm" svg:y="9.168cm" presentation:class="notes" presentation:user-transformed="true">
            <draw:text-box>
              <text:p text:style-name="P30"><text:span text:style-name="T26">Output to Bitcoin-addresses</text:span></text:p>
              <text:p text:style-name="P30"><text:span text:style-name="T26"/></text:p>
              <text:p text:style-name="P30"><text:span text:style-name="T26">But input is <text:s/>not simply from an address</text:span></text:p>
              <text:p text:style-name="P30"><text:span text:style-name="T26"/></text:p>
              <text:p text:style-name="P30"><text:span text:style-name="T26">Input needs funding and funding is coming from other transactions</text:span></text:p>
              <text:p text:style-name="P30"><text:span text:style-name="T26"/></text:p>
              <text:p text:style-name="P30"><text:span text:style-name="T26">So let’s search for transactions which send bitcoins to my addresses</text:span></text:p>
              <text:p text:style-name="P30"><text:span text:style-name="T26"/></text:p>
              <text:p text:style-name="P30"><text:span text:style-name="T26"/></text:p>
            </draw:text-box>
          </draw:frame>
          <draw:frame draw:name="Slide Number Placeholder 3_2" presentation:style-name="pr11" draw:text-style-name="P33" draw:layer="layout" svg:width="11.006cm" svg:height="0.956cm" svg:x="14.389cm" svg:y="18.093cm" presentation:class="page-number" presentation:user-transformed="true">
            <draw:text-box>
              <text:p text:style-name="P32"><text:span text:style-name="T14"><text:page-number>&lt;number&gt;</text:page-number></text:span></text:p>
            </draw:text-box>
          </draw:frame>
        </presentation:notes>
      </draw:page>
      <draw:page draw:name="page5" draw:style-name="dp3" draw:master-page-name="Title_20_and_20_Content_5f_" presentation:presentation-page-layout-name="AL2T3">
        <draw:frame presentation:style-name="pr12" draw:layer="layout" svg:width="22.351cm" svg:height="3.386cm" svg:x="1.524cm" svg:y="0.568cm" presentation:class="title">
          <draw:text-box>
            <text:p>A real world trabs</text:p>
          </draw:text-box>
        </draw:frame>
        <draw:frame presentation:style-name="pr9" draw:layer="layout" svg:width="10.941cm" svg:height="11.709cm" svg:x="1.489cm" svg:y="4.258cm" presentation:class="outline" presentation:placeholder="true">
          <draw:text-box/>
        </draw:frame>
        <draw:frame presentation:style-name="pr9" draw:layer="layout" svg:width="10.941cm" svg:height="11.709cm" svg:x="12.978cm" svg:y="4.258cm" presentation:class="outline" presentation:placeholder="true">
          <draw:text-box/>
        </draw:frame>
        <presentation:notes draw:style-name="dp5">
          <draw:page-thumbnail draw:style-name="gr1" draw:layer="layout" svg:width="19.798cm" svg:height="11.136cm" svg:x="0.6cm" svg:y="2.257cm" draw:page-number="5" presentation:class="page"/>
          <draw:frame presentation:style-name="pr13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6" draw:display-name="msFillBitmap 106" xlink:href="Pictures/10000201000001ED0000007392CC9B2C0956DE51.png" xlink:type="simple" xlink:show="embed" xlink:actuate="onLoad"/>
    <draw:fill-image draw:name="msFillBitmap_20_107" draw:display-name="msFillBitmap 107" xlink:href="Pictures/10000201000001E60000005E44AC4F5F264FFC8A.png" xlink:type="simple" xlink:show="embed" xlink:actuate="onLoad"/>
    <draw:fill-image draw:name="msFillBitmap_20_444" draw:display-name="msFillBitmap 444" xlink:href="Pictures/1000020100000101000000736B1C0A8A6463B5F8.png" xlink:type="simple" xlink:show="embed" xlink:actuate="onLoad"/>
    <draw:fill-image draw:name="msFillBitmap_20_445" draw:display-name="msFillBitmap 445" xlink:href="Pictures/100002010000010100000073D678645BF915BB4E.png" xlink:type="simple" xlink:show="embed" xlink:actuate="onLoad"/>
    <draw:fill-image draw:name="msFillBitmap_20_446" draw:display-name="msFillBitmap 446" xlink:href="Pictures/1000020100000101000000736B1C0A8A6463B5F8.png" xlink:type="simple" xlink:show="embed" xlink:actuate="onLoad"/>
    <draw:fill-image draw:name="msFillBitmap_20_447" draw:display-name="msFillBitmap 447" xlink:href="Pictures/10000201000001010000007324B28C3875A1B43C.png" xlink:type="simple" xlink:show="embed" xlink:actuate="onLoad"/>
    <draw:fill-image draw:name="msFillBitmap_20_448" draw:display-name="msFillBitmap 448" xlink:href="Pictures/10000201000000E40000005EA47C9976D1612024.png" xlink:type="simple" xlink:show="embed" xlink:actuate="onLoad"/>
    <draw:fill-image draw:name="msFillBitmap_20_449" draw:display-name="msFillBitmap 449" xlink:href="Pictures/100002010000010100000073523FA2A5867C0AD0.png" xlink:type="simple" xlink:show="embed" xlink:actuate="onLoad"/>
    <draw:fill-image draw:name="msFillBitmap_20_450" draw:display-name="msFillBitmap 450" xlink:href="Pictures/1000020100000104000000555C3C66A1461EFF11.png" xlink:type="simple" xlink:show="embed" xlink:actuate="onLoad"/>
    <draw:fill-image draw:name="msFillBitmap_20_490" draw:display-name="msFillBitmap 490" xlink:href="Pictures/10000201000001ED00000073768DAD59CF8D114D.png" xlink:type="simple" xlink:show="embed" xlink:actuate="onLoad"/>
    <draw:fill-image draw:name="msFillBitmap_20_491" draw:display-name="msFillBitmap 491" xlink:href="Pictures/10000201000001E60000005E44AC4F5F264FFC8A.png" xlink:type="simple" xlink:show="embed" xlink:actuate="onLoad"/>
    <draw:fill-image draw:name="msFillBitmap_20_492" draw:display-name="msFillBitmap 492" xlink:href="Pictures/1000020100000101000000739483820194BD301A.png" xlink:type="simple" xlink:show="embed" xlink:actuate="onLoad"/>
    <draw:fill-image draw:name="msFillBitmap_20_493" draw:display-name="msFillBitmap 493" xlink:href="Pictures/100002010000010100000073BD5FC3F359EF7D84.png" xlink:type="simple" xlink:show="embed" xlink:actuate="onLoad"/>
    <draw:fill-image draw:name="msFillBitmap_20_495" draw:display-name="msFillBitmap 495" xlink:href="Pictures/100002010000010100000073ADE92F416A0CDA8E.png" xlink:type="simple" xlink:show="embed" xlink:actuate="onLoad"/>
    <draw:fill-image draw:name="msFillBitmap_20_496" draw:display-name="msFillBitmap 496" xlink:href="Pictures/10000201000000CB0000005EB04864E825940329.png" xlink:type="simple" xlink:show="embed" xlink:actuate="onLoad"/>
    <draw:fill-image draw:name="msFillBitmap_20_497" draw:display-name="msFillBitmap 497" xlink:href="Pictures/100002010000010100000073E520510DFE2F9507.png" xlink:type="simple" xlink:show="embed" xlink:actuate="onLoad"/>
    <draw:fill-image draw:name="msFillBitmap_20_498" draw:display-name="msFillBitmap 498" xlink:href="Pictures/10000201000000CB0000005EB04864E825940329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52cm" draw:marker-start-width="0.432cm" draw:marker-end-width="0.43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3.7999992370605pt" style:font-style-asian="normal" style:font-weight-asian="normal" style:font-name-complex="Lohit Devanagari" style:font-family-complex="'Lohit Devanagari'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background" style:display-name="Two Content_-background" style:family="presentation">
      <style:graphic-properties draw:stroke="none" draw:fill="solid" draw:fill-color="#ffffff"/>
      <style:text-properties style:letter-kerning="true"/>
    </style:style>
    <style:style style:name="Two_20_Content_5f_-backgroundobjects" style:display-name="Two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5f_-notes" style:display-name="Two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5f_-outline1" style:display-name="Two Content_-outline1" style:family="presentation">
      <style:graphic-properties draw:stroke="none" draw:fill="none" draw:auto-grow-height="false" draw:fit-to-size="shrink-to-fit" style:shrink-to-fit="true">
        <text:list-style style:name="Two_20_Content_5f_-outline1" style:display-name="Two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outline2" style:display-name="Two Content_-outline2" style:family="presentation" style:parent-style-name="Two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3" style:display-name="Two Content_-outline3" style:family="presentation" style:parent-style-name="Two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4" style:display-name="Two Content_-outline4" style:family="presentation" style:parent-style-name="Two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5" style:display-name="Two Content_-outline5" style:family="presentation" style:parent-style-name="Two_20_Content_5f_-outline4">
      <style:paragraph-properties fo:margin-top="0.1cm" fo:margin-bottom="0cm"/>
      <style:text-properties fo:font-size="20pt" style:font-size-asian="20pt" style:font-size-complex="20pt"/>
    </style:style>
    <style:style style:name="Two_20_Content_5f_-outline6" style:display-name="Two Content_-outline6" style:family="presentation" style:parent-style-name="Two_20_Content_5f_-outline5">
      <style:paragraph-properties fo:margin-top="0.1cm" fo:margin-bottom="0cm"/>
      <style:text-properties fo:font-size="20pt" style:font-size-asian="20pt" style:font-size-complex="20pt"/>
    </style:style>
    <style:style style:name="Two_20_Content_5f_-outline7" style:display-name="Two Content_-outline7" style:family="presentation" style:parent-style-name="Two_20_Content_5f_-outline6">
      <style:paragraph-properties fo:margin-top="0.1cm" fo:margin-bottom="0cm"/>
      <style:text-properties fo:font-size="20pt" style:font-size-asian="20pt" style:font-size-complex="20pt"/>
    </style:style>
    <style:style style:name="Two_20_Content_5f_-outline8" style:display-name="Two Content_-outline8" style:family="presentation" style:parent-style-name="Two_20_Content_5f_-outline7">
      <style:paragraph-properties fo:margin-top="0.1cm" fo:margin-bottom="0cm"/>
      <style:text-properties fo:font-size="20pt" style:font-size-asian="20pt" style:font-size-complex="20pt"/>
    </style:style>
    <style:style style:name="Two_20_Content_5f_-outline9" style:display-name="Two Content_-outline9" style:family="presentation" style:parent-style-name="Two_20_Content_5f_-outline8">
      <style:paragraph-properties fo:margin-top="0.1cm" fo:margin-bottom="0cm"/>
      <style:text-properties fo:font-size="20pt" style:font-size-asian="20pt" style:font-size-complex="20pt"/>
    </style:style>
    <style:style style:name="Two_20_Content_5f_-subtitle" style:display-name="Two Content_-subtitle" style:family="presentation">
      <style:graphic-properties draw:stroke="none" draw:fill="none" draw:textarea-vertical-align="middle">
        <text:list-style style:name="Two_20_Content_5f_-subtitle" style:display-name="Two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5f_-title" style:display-name="Two Content_-title" style:family="presentation">
      <style:graphic-properties draw:stroke="none" draw:fill="none" draw:textarea-vertical-align="middle">
        <text:list-style style:name="Two_20_Content_5f_-title" style:display-name="Two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211cm" fo:min-width="6.906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0.987cm" fo:min-width="6.799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93cm" fo:min-width="6.615cm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93cm" fo:min-width="6.616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465cm" fo:min-width="6.265cm" fo:padding-top="0cm" fo:padding-bottom="0cm" fo:padding-left="0cm" fo:padding-right="0cm" fo:wrap-option="wrap" fo:clip="rect(0cm, 0cm, 0cm, 0cm)"/>
    </style:style>
    <style:style style:name="Mgr8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1.194cm" fo:min-width="6.168cm" fo:padding-top="0cm" fo:padding-bottom="0cm" fo:padding-left="0cm" fo:padding-right="0cm" fo:wrap-option="wrap" fo:clip="rect(0cm, 0cm, 0cm, 0cm)"/>
    </style:style>
    <style:style style:name="Mgr9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gr10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wo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wo_20_Content_5f_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8" style:family="presentation" style:parent-style-name="Two_20_Content_5f_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bitmap" draw:fill-image-name="msFillBitmap_20_106" style:repeat="stretch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bitmap" draw:fill-image-name="msFillBitmap_20_107" style:repeat="stretch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Holder 2" presentation:style-name="Title_20_and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717cm" svg:height="9.681cm" svg:x="1.641cm" svg:y="3.52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2-17">2/17/21</text:date></text:span></text:p>
        </draw:text-box>
      </draw:frame>
      <draw:frame draw:name="Holder 6" presentation:style-name="Mpr4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7.362cm" svg:x="0.496cm" svg:y="3.518cm" presentation:class="page"/>
        <draw:frame presentation:style-name="Title_20_and_20_Content-notes" draw:layer="backgroundobjects" svg:width="13.889cm" svg:height="20.835cm" svg:x="1.736cm" svg:y="21.993cm" presentation:class="notes" presentation:placeholder="true">
          <draw:text-box/>
        </draw:frame>
        <draw:frame presentation:style-name="Mpr5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Holder 2" presentation:style-name="Title_20_Only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Mpr7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7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2-17">2/17/21</text:date></text:span></text:p>
        </draw:text-box>
      </draw:frame>
      <draw:frame draw:name="Holder 5" presentation:style-name="Mpr7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7.873cm" svg:height="11.135cm" svg:x="6.562cm" svg:y="2.255cm" presentation:class="page"/>
        <draw:frame presentation:style-name="Title_20_Only-notes" draw:layer="backgroundobjects" svg:width="16.799cm" svg:height="13.363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3" draw:text-style-name="MP10" draw:layer="backgroundobjects" svg:width="6.905cm" svg:height="1.21cm" svg:x="17.82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11" draw:layer="backgroundobjects" svg:width="6.798cm" svg:height="0.986cm" svg:x="17.957cm" svg:y="5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5" draw:text-style-name="MP12" draw:layer="backgroundobjects" svg:width="6.614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6" draw:text-style-name="MP13" draw:layer="backgroundobjects" svg:width="6.615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wo_20_Content-outline1" draw:layer="backgroundobjects" svg:width="12.179cm" svg:height="9.813cm" svg:x="1.4cm" svg:y="3.62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2.179cm" svg:height="9.813cm" svg:x="14.42cm" svg:y="3.622cm" presentation:class="outline" presentation:placeholder="true" presentation:user-transformed="true">
        <draw:text-box/>
      </draw:frame>
      <draw:frame draw:name="Holder 5" presentation:style-name="Mpr10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6" presentation:style-name="Mpr10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2-17">2/17/21</text:date></text:span></text:p>
        </draw:text-box>
      </draw:frame>
      <draw:frame draw:name="Holder 7" presentation:style-name="Mpr10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7.873cm" svg:height="11.135cm" svg:x="6.562cm" svg:y="2.255cm" presentation:class="page"/>
        <draw:frame presentation:style-name="Two_20_Content-notes" draw:layer="backgroundobjects" svg:width="16.799cm" svg:height="13.363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Holder 2" presentation:style-name="Title_20_and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itle_20_and_20_Content_5f_-outline1" draw:layer="backgroundobjects" svg:width="22.422cm" svg:height="11.709cm" svg:x="1.489cm" svg:y="4.258cm" presentation:class="outline" presentation:placeholder="true" presentation:user-transformed="true">
        <draw:text-box/>
      </draw:frame>
      <draw:frame draw:name="Holder 4" presentation:style-name="Mpr13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5" presentation:style-name="Mpr13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02-17">2/17/21</text:date></text:span></text:p>
        </draw:text-box>
      </draw:frame>
      <draw:frame draw:name="Holder 6" presentation:style-name="Mpr13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5f_" style:display-name="Two Content_" style:page-layout-name="PM1" draw:style-name="Mdp2">
      <draw:custom-shape draw:name="bk object 16" draw:style-name="Mgr7" draw:text-style-name="MP10" draw:layer="backgroundobjects" svg:width="6.264cm" svg:height="1.464cm" svg:x="16.167cm" svg:y="6.4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8" draw:text-style-name="MP11" draw:layer="backgroundobjects" svg:width="6.167cm" svg:height="1.193cm" svg:x="16.29cm" svg:y="6.5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9" draw:text-style-name="MP12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10" draw:text-style-name="MP13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wo_20_Content_5f_-outline1" draw:layer="backgroundobjects" svg:width="11.048cm" svg:height="11.869cm" svg:x="1.27cm" svg:y="4.382cm" presentation:class="outline" presentation:placeholder="true" presentation:user-transformed="true">
        <draw:text-box/>
      </draw:frame>
      <draw:frame draw:name="Holder 4" presentation:style-name="Two_20_Content_5f_-outline1" draw:layer="backgroundobjects" svg:width="11.048cm" svg:height="11.869cm" svg:x="13.081cm" svg:y="4.382cm" presentation:class="outline" presentation:placeholder="true" presentation:user-transformed="true">
        <draw:text-box/>
      </draw:frame>
      <draw:frame draw:name="Holder 5" presentation:style-name="Mpr16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6" presentation:style-name="Mpr16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02-17">2/17/21</text:date></text:span></text:p>
        </draw:text-box>
      </draw:frame>
      <draw:frame draw:name="Holder 7" presentation:style-name="Mpr16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_5f_-title" draw:layer="backgroundobjects" svg:width="9.523cm" svg:height="7.142cm" svg:x="7.938cm" svg:y="1.447cm" presentation:class="page"/>
        <draw:frame presentation:style-name="Two_20_Content_5f_-notes" draw:layer="backgroundobjects" svg:width="20.319cm" svg:height="8.571cm" svg:x="2.54cm" svg:y="9.048cm" presentation:class="notes" presentation:placeholder="true">
          <draw:text-box/>
        </draw:frame>
        <draw:frame presentation:style-name="Mpr1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51:59.868087743</meta:creation-date>
    <meta:generator>LibreOffice/6.4.6.2$Linux_X86_64 LibreOffice_project/40$Build-2</meta:generator>
    <dc:date>2021-02-17T18:33:12.859086853</dc:date>
    <meta:editing-duration>PT1H10M13S</meta:editing-duration>
    <meta:editing-cycles>7</meta:editing-cycles>
    <meta:document-statistic meta:object-count="349"/>
  </office:meta>
</office:document-meta>
</file>